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jpeg" manifest:full-path="Pictures/1000000000000556000003004E47981E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7cm, 3.041cm, 0cm, 5.516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5cm" svg:height="9.39cm" svg:x="3.9cm" svg:y="10.8cm">
          <draw:image xlink:href="Pictures/1000000000000556000003004E47981E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6-17T02:02:40</dc:date>
    <dc:creator>Vincent </dc:creator>
    <meta:document-statistic meta:object-count="1"/>
    <meta:generator>LibreOffice/3.5$Linux_X86_64 LibreOffice_project/350m1$Build-2</meta:generator>
  </office:meta>
</office:document-meta>
</file>